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15cm" fo:min-width="10.2cm"/>
      <style:paragraph-properties style:writing-mode="lr-tb"/>
    </style:style>
    <style:style style:name="gr2" style:family="graphic" style:parent-style-name="standard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3" style:family="graphic" style:parent-style-name="objectwithoutfill">
      <style:graphic-properties svg:stroke-width="0.04cm" svg:stroke-color="#000000" draw:marker-start-width="0.26cm" draw:marker-end="" draw:marker-end-width="0.26cm" draw:fill="solid" draw:textarea-vertical-align="middle" fo:padding-top="0.145cm" fo:padding-bottom="0.145cm" fo:padding-left="0.27cm" fo:padding-right="0.27cm"/>
    </style:style>
    <style:style style:name="gr4" style:family="graphic" style:parent-style-name="standard">
      <style:graphic-properties draw:stroke="dash" draw:stroke-dash="Double_20_Dash" svg:stroke-width="0.04cm" svg:stroke-color="#000000" draw:marker-start-width="0.26cm" draw:marker-end-width="0.26cm" draw:fill="none" draw:textarea-horizontal-align="justify" draw:textarea-vertical-align="middle" draw:auto-grow-height="false" fo:min-height="5.837cm" fo:min-width="1.57cm" fo:padding-top="0.145cm" fo:padding-bottom="0.145cm" fo:padding-left="0.27cm" fo:padding-right="0.27cm"/>
    </style:style>
    <style:style style:name="gr5" style:family="graphic" style:parent-style-name="standard">
      <style:graphic-properties draw:stroke="dash" draw:stroke-dash="Double_20_Dash" svg:stroke-width="0.04cm" svg:stroke-color="#000000" draw:marker-start-width="0.26cm" draw:marker-end-width="0.26cm" draw:fill="none" draw:textarea-horizontal-align="justify" draw:textarea-vertical-align="middle" draw:auto-grow-height="false" fo:min-height="1.372cm" fo:min-width="0.913cm" fo:padding-top="0.145cm" fo:padding-bottom="0.145cm" fo:padding-left="0.27cm" fo:padding-right="0.27cm"/>
    </style:style>
    <style:style style:name="gr6" style:family="graphic" style:parent-style-name="standard">
      <style:graphic-properties draw:stroke="dash" draw:stroke-dash="Double_20_Dash" svg:stroke-width="0.04cm" svg:stroke-color="#000000" draw:marker-start-width="0.26cm" draw:marker-end-width="0.26cm" draw:fill="none" draw:textarea-horizontal-align="justify" draw:textarea-vertical-align="middle" draw:auto-grow-height="false" fo:min-height="3.254cm" fo:min-width="1.909cm" fo:padding-top="0.145cm" fo:padding-bottom="0.145cm" fo:padding-left="0.27cm" fo:padding-right="0.27cm"/>
    </style:style>
    <style:style style:name="gr7" style:family="graphic" style:parent-style-name="standard">
      <style:graphic-properties draw:stroke="none" svg:stroke-width="0.04cm" svg:stroke-color="#000000" draw:marker-start-width="0.27cm" draw:marker-end-width="0.27cm" draw:fill="none" draw:textarea-horizontal-align="justify" draw:textarea-vertical-align="middle" draw:auto-grow-height="false" fo:min-height="0.444cm" fo:min-width="0.265cm" fo:padding-top="0.145cm" fo:padding-bottom="0.145cm" fo:padding-left="0.27cm" fo:padding-right="0.27cm"/>
      <style:paragraph-properties style:writing-mode="lr-tb"/>
    </style:style>
    <style:style style:name="gr8" style:family="graphic" style:parent-style-name="standard">
      <style:graphic-properties draw:stroke="dash" draw:stroke-dash="Double_20_Dash" svg:stroke-width="0.04cm" svg:stroke-color="#000000" draw:marker-start-width="0.26cm" draw:marker-end-width="0.26cm" draw:fill="none" draw:textarea-horizontal-align="justify" draw:textarea-vertical-align="middle" draw:auto-grow-height="false" fo:min-height="1.215cm" fo:min-width="0.856cm" fo:padding-top="0.145cm" fo:padding-bottom="0.145cm" fo:padding-left="0.27cm" fo:padding-right="0.27cm"/>
    </style:style>
    <style:style style:name="gr9" style:family="graphic" style:parent-style-name="standard">
      <style:graphic-properties draw:stroke="dash" draw:stroke-dash="Double_20_Dash" svg:stroke-width="0.04cm" svg:stroke-color="#000000" draw:marker-start-width="0.26cm" draw:marker-end-width="0.26cm" draw:fill="none" draw:textarea-horizontal-align="justify" draw:textarea-vertical-align="middle" draw:auto-grow-height="false" fo:min-height="3.239cm" fo:min-width="1.859cm" fo:padding-top="0.145cm" fo:padding-bottom="0.145cm" fo:padding-left="0.27cm" fo:padding-right="0.27cm"/>
    </style:style>
    <style:style style:name="gr10" style:family="graphic" style:parent-style-name="standard">
      <style:graphic-properties draw:stroke="dash" draw:stroke-dash="Double_20_Dash" svg:stroke-width="0.04cm" svg:stroke-color="#000000" draw:marker-start-width="0.26cm" draw:marker-end-width="0.26cm" draw:fill="none" draw:textarea-horizontal-align="justify" draw:textarea-vertical-align="middle" draw:auto-grow-height="false" fo:min-height="1.212cm" fo:min-width="0.913cm" fo:padding-top="0.145cm" fo:padding-bottom="0.145cm" fo:padding-left="0.27cm" fo:padding-right="0.27cm"/>
    </style:style>
    <style:style style:name="gr1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 style:writing-mode="lr-tb"/>
      <style:text-properties fo:font-size="18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cm" svg:height="4.4cm" svg:x="10.5cm" svg:y="7.8cm">
          <text:p text:style-name="P1"><text:span text:style-name="T1">Graph Traversal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g>
          <draw:custom-shape draw:style-name="gr2" draw:text-style-name="P2" xml:id="id1" draw:id="id1" draw:layer="layout" svg:width="1.5cm" svg:height="1.5cm" svg:x="8.244cm" svg:y="3.346cm">
            <draw:glue-point draw:id="12" svg:x="4.68cm" svg:y="1.84cm"/>
            <text:p text:style-name="P1"><text:span text:style-name="T1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" draw:id="id2" draw:layer="layout" svg:width="1.5cm" svg:height="1.5cm" svg:x="8.244cm" svg:y="6.446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3" draw:id="id3" draw:layer="layout" svg:width="1.5cm" svg:height="1.5cm" svg:x="11.361cm" svg:y="6.446cm">
            <text:p text:style-name="P1"><text:span text:style-name="T1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type="line" svg:x1="8.994cm" svg:y1="4.846cm" svg:x2="8.994cm" svg:y2="6.446cm" draw:start-shape="id1" draw:start-glue-point="8" draw:end-shape="id2" draw:end-glue-point="4" svg:d="M8994 4846v1600" svg:viewBox="0 0 1 1601">
            <text:p/>
          </draw:connector>
          <draw:connector draw:style-name="gr3" draw:text-style-name="P3" draw:layer="layout" draw:type="line" svg:x1="11.361cm" svg:y1="7.196cm" svg:x2="9.744cm" svg:y2="7.196cm" draw:start-shape="id3" draw:start-glue-point="6" draw:end-shape="id2" draw:end-glue-point="10" svg:d="M11361 7196h-1617" svg:viewBox="0 0 1618 1">
            <text:p/>
          </draw:connector>
          <draw:connector draw:style-name="gr3" draw:text-style-name="P3" draw:layer="layout" draw:type="line" svg:x1="9.744cm" svg:y1="4.096cm" svg:x2="11.344cm" svg:y2="4.096cm" draw:start-shape="id1" draw:start-glue-point="10" svg:d="M9744 4096h1600" svg:viewBox="0 0 1601 1">
            <text:p/>
          </draw:connector>
          <draw:connector draw:style-name="gr3" draw:text-style-name="P3" draw:layer="layout" draw:type="line" svg:x1="12.111cm" svg:y1="6.446cm" svg:x2="12.103cm" svg:y2="4.846cm" draw:start-shape="id3" draw:start-glue-point="4" svg:d="M12111 6446l-8-1600" svg:viewBox="0 0 9 1601">
            <text:p/>
          </draw:connector>
          <draw:custom-shape draw:style-name="gr2" draw:text-style-name="P2" draw:layer="layout" svg:width="1.5cm" svg:height="1.5cm" svg:x="11.361cm" svg:y="3.346cm">
            <draw:glue-point draw:id="12" svg:x="4.68cm" svg:y="1.84cm"/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4" draw:id="id4" draw:layer="layout" svg:width="1.5cm" svg:height="1.5cm" svg:x="14.478cm" svg:y="6.446cm">
            <text:p text:style-name="P1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type="line" svg:x1="12.861cm" svg:y1="4.096cm" svg:x2="14.461cm" svg:y2="4.096cm" svg:d="M12861 4096h1600" svg:viewBox="0 0 1601 1">
            <text:p/>
          </draw:connector>
          <draw:connector draw:style-name="gr3" draw:text-style-name="P3" draw:layer="layout" draw:type="line" svg:x1="15.228cm" svg:y1="6.446cm" svg:x2="15.22cm" svg:y2="4.846cm" draw:start-shape="id4" draw:start-glue-point="4" svg:d="M15228 6446l-8-1600" svg:viewBox="0 0 9 1601">
            <text:p/>
          </draw:connector>
          <draw:custom-shape draw:style-name="gr2" draw:text-style-name="P2" draw:layer="layout" svg:width="1.5cm" svg:height="1.5cm" svg:x="14.478cm" svg:y="3.346cm">
            <draw:glue-point draw:id="12" svg:x="4.68cm" svg:y="1.84cm"/>
            <text:p text:style-name="P1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5" draw:id="id5" draw:layer="layout" svg:width="1.5cm" svg:height="1.5cm" svg:x="17.595cm" svg:y="6.447cm">
            <text:p text:style-name="P1"><text:span text:style-name="T1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type="line" svg:x1="15.978cm" svg:y1="4.097cm" svg:x2="17.578cm" svg:y2="4.097cm" svg:d="M15978 4097h1600" svg:viewBox="0 0 1601 1">
            <text:p/>
          </draw:connector>
          <draw:connector draw:style-name="gr3" draw:text-style-name="P3" draw:layer="layout" draw:type="line" svg:x1="18.345cm" svg:y1="6.447cm" svg:x2="18.337cm" svg:y2="4.847cm" draw:start-shape="id5" draw:start-glue-point="4" svg:d="M18345 6447l-8-1600" svg:viewBox="0 0 9 1601">
            <text:p/>
          </draw:connector>
          <draw:custom-shape draw:style-name="gr2" draw:text-style-name="P2" xml:id="id14" draw:id="id14" draw:layer="layout" svg:width="1.5cm" svg:height="1.5cm" svg:x="17.595cm" svg:y="3.347cm">
            <draw:glue-point draw:id="12" svg:x="4.68cm" svg:y="1.84cm"/>
            <text:p text:style-name="P1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6" draw:id="id6" draw:layer="layout" svg:width="1.5cm" svg:height="1.5cm" svg:x="8.245cm" svg:y="9.546cm">
            <text:p text:style-name="P1"><text:span text:style-name="T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7" draw:id="id7" draw:layer="layout" svg:width="1.5cm" svg:height="1.5cm" svg:x="11.362cm" svg:y="9.546cm">
            <text:p text:style-name="P1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type="line" svg:x1="8.995cm" svg:y1="7.946cm" svg:x2="8.995cm" svg:y2="9.546cm" draw:end-shape="id6" draw:end-glue-point="4" svg:d="M8995 7946v1600" svg:viewBox="0 0 1 1601">
            <text:p/>
          </draw:connector>
          <draw:connector draw:style-name="gr3" draw:text-style-name="P3" draw:layer="layout" draw:type="line" svg:x1="11.362cm" svg:y1="10.296cm" svg:x2="9.745cm" svg:y2="10.296cm" draw:start-shape="id7" draw:start-glue-point="6" draw:end-shape="id6" draw:end-glue-point="10" svg:d="M11362 10296h-1617" svg:viewBox="0 0 1618 1">
            <text:p/>
          </draw:connector>
          <draw:connector draw:style-name="gr3" draw:text-style-name="P3" draw:layer="layout" draw:type="line" svg:x1="12.643cm" svg:y1="9.765cm" svg:x2="14.697cm" svg:y2="7.727cm" draw:start-shape="id7" draw:start-glue-point="11" draw:end-shape="id4" draw:end-glue-point="7" svg:d="M12643 9765l2054-2038" svg:viewBox="0 0 2055 2039">
            <text:p/>
          </draw:connector>
          <draw:custom-shape draw:style-name="gr2" draw:text-style-name="P2" xml:id="id8" draw:id="id8" draw:layer="layout" svg:width="1.5cm" svg:height="1.5cm" svg:x="14.479cm" svg:y="9.546cm">
            <text:p text:style-name="P1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type="line" svg:x1="14.479cm" svg:y1="10.296cm" svg:x2="12.862cm" svg:y2="10.296cm" draw:start-shape="id8" draw:start-glue-point="6" svg:d="M14479 10296h-1617" svg:viewBox="0 0 1618 1">
            <text:p/>
          </draw:connector>
          <draw:connector draw:style-name="gr3" draw:text-style-name="P3" draw:layer="layout" draw:type="line" svg:x1="15.229cm" svg:y1="9.546cm" svg:x2="15.221cm" svg:y2="7.946cm" draw:start-shape="id8" draw:start-glue-point="4" svg:d="M15229 9546l-8-1600" svg:viewBox="0 0 9 1601">
            <text:p/>
          </draw:connector>
          <draw:custom-shape draw:style-name="gr2" draw:text-style-name="P2" xml:id="id9" draw:id="id9" draw:layer="layout" svg:width="1.5cm" svg:height="1.5cm" svg:x="17.596cm" svg:y="9.547cm">
            <text:p text:style-name="P1"><text:span text:style-name="T1">1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type="line" svg:x1="17.596cm" svg:y1="10.297cm" svg:x2="15.979cm" svg:y2="10.297cm" draw:start-shape="id9" draw:start-glue-point="6" svg:d="M17596 10297h-1617" svg:viewBox="0 0 1618 1">
            <text:p/>
          </draw:connector>
          <draw:connector draw:style-name="gr3" draw:text-style-name="P3" draw:layer="layout" draw:type="line" svg:x1="18.346cm" svg:y1="9.547cm" svg:x2="18.338cm" svg:y2="7.947cm" draw:start-shape="id9" draw:start-glue-point="4" svg:d="M18346 9547l-8-1600" svg:viewBox="0 0 9 1601">
            <text:p/>
          </draw:connector>
          <draw:custom-shape draw:style-name="gr2" draw:text-style-name="P2" xml:id="id10" draw:id="id10" draw:layer="layout" svg:width="1.5cm" svg:height="1.5cm" svg:x="8.247cm" svg:y="12.646cm">
            <text:p text:style-name="P1"><text:span text:style-name="T1">1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1" draw:id="id11" draw:layer="layout" svg:width="1.5cm" svg:height="1.5cm" svg:x="11.364cm" svg:y="12.646cm">
            <text:p text:style-name="P1"><text:span text:style-name="T1">1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type="line" svg:x1="8.997cm" svg:y1="11.046cm" svg:x2="8.997cm" svg:y2="12.646cm" draw:end-shape="id10" draw:end-glue-point="4" svg:d="M8997 11046v1600" svg:viewBox="0 0 1 1601">
            <text:p/>
          </draw:connector>
          <draw:connector draw:style-name="gr3" draw:text-style-name="P3" draw:layer="layout" draw:type="line" svg:x1="11.364cm" svg:y1="13.396cm" svg:x2="9.747cm" svg:y2="13.396cm" draw:start-shape="id11" draw:start-glue-point="6" draw:end-shape="id10" draw:end-glue-point="10" svg:d="M11364 13396h-1617" svg:viewBox="0 0 1618 1">
            <text:p/>
          </draw:connector>
          <draw:connector draw:style-name="gr3" draw:text-style-name="P3" draw:layer="layout" draw:type="line" svg:x1="11.583cm" svg:y1="12.865cm" svg:x2="9.526cm" svg:y2="10.827cm" draw:start-shape="id11" draw:start-glue-point="5" draw:end-shape="id6" draw:end-glue-point="9" svg:d="M11583 12865l-2057-2038" svg:viewBox="0 0 2058 2039">
            <text:p/>
          </draw:connector>
          <draw:custom-shape draw:style-name="gr2" draw:text-style-name="P2" xml:id="id12" draw:id="id12" draw:layer="layout" svg:width="1.5cm" svg:height="1.5cm" svg:x="14.481cm" svg:y="12.646cm">
            <text:p text:style-name="P1"><text:span text:style-name="T1">1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type="line" svg:x1="15.231cm" svg:y1="12.646cm" svg:x2="15.223cm" svg:y2="11.046cm" draw:start-shape="id12" draw:start-glue-point="4" svg:d="M15231 12646l-8-1600" svg:viewBox="0 0 9 1601">
            <text:p/>
          </draw:connector>
          <draw:custom-shape draw:style-name="gr2" draw:text-style-name="P2" xml:id="id13" draw:id="id13" draw:layer="layout" svg:width="1.5cm" svg:height="1.5cm" svg:x="17.598cm" svg:y="12.647cm">
            <text:p text:style-name="P1"><text:span text:style-name="T1">1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type="line" svg:x1="18.348cm" svg:y1="12.647cm" svg:x2="18.34cm" svg:y2="11.047cm" draw:start-shape="id13" draw:start-glue-point="4" svg:d="M18348 12647l-8-1600" svg:viewBox="0 0 9 1601">
            <text:p/>
          </draw:connector>
          <draw:connector draw:style-name="gr3" draw:text-style-name="P3" draw:layer="layout" draw:type="line" svg:x1="12.645cm" svg:y1="12.865cm" svg:x2="14.698cm" svg:y2="10.827cm" draw:start-shape="id11" draw:start-glue-point="11" draw:end-shape="id8" draw:end-glue-point="7" svg:d="M12645 12865l2053-2038" svg:viewBox="0 0 2054 2039">
            <text:p/>
          </draw:connector>
          <draw:connector draw:style-name="gr3" draw:text-style-name="P3" draw:layer="layout" draw:type="line" svg:x1="15.759cm" svg:y1="6.665cm" svg:x2="17.814cm" svg:y2="4.628cm" draw:start-shape="id4" draw:start-glue-point="11" draw:end-shape="id14" draw:end-glue-point="7" svg:d="M15759 6665l2055-2037" svg:viewBox="0 0 2056 2038">
            <text:p/>
          </draw:connector>
          <draw:connector draw:style-name="gr3" draw:text-style-name="P3" draw:layer="layout" draw:type="line" svg:x1="9.526cm" svg:y1="9.765cm" svg:x2="11.58cm" svg:y2="7.727cm" draw:start-shape="id6" draw:start-glue-point="11" draw:end-shape="id3" draw:end-glue-point="7" svg:d="M9526 9765l2054-2038" svg:viewBox="0 0 2055 2039">
            <text:p/>
          </draw:connector>
          <draw:connector draw:style-name="gr3" draw:text-style-name="P3" draw:layer="layout" draw:type="line" svg:x1="11.58cm" svg:y1="6.665cm" svg:x2="9.525cm" svg:y2="4.627cm" draw:start-shape="id3" draw:start-glue-point="5" draw:end-shape="id1" draw:end-glue-point="9" svg:d="M11580 6665l-2055-2038" svg:viewBox="0 0 2056 2039">
            <text:p/>
          </draw:connector>
        </draw:g>
      </draw:page>
      <draw:page draw:name="page3" draw:style-name="dp1" draw:master-page-name="Default">
        <draw:custom-shape draw:style-name="gr1" draw:text-style-name="P1" draw:layer="layout" svg:width="10.7cm" svg:height="4.4cm" svg:x="10.5cm" svg:y="7.8cm">
          <text:p text:style-name="P1"><text:span text:style-name="T1">BFS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g>
          <draw:custom-shape draw:style-name="gr2" draw:text-style-name="P2" xml:id="id20" draw:id="id20" draw:layer="layout" svg:width="1.5cm" svg:height="1.5cm" svg:x="11.362cm" svg:y="6.447cm">
            <text:p text:style-name="P1"><text:span text:style-name="T1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6" draw:id="id16" draw:layer="layout" svg:width="1.5cm" svg:height="1.5cm" svg:x="17.596cm" svg:y="6.448cm">
            <text:p text:style-name="P1"><text:span text:style-name="T1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9" draw:id="id19" draw:layer="layout" svg:width="1.5cm" svg:height="1.5cm" svg:x="8.246cm" svg:y="9.547cm">
            <text:p text:style-name="P1"><text:span text:style-name="T1">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5" draw:id="id15" draw:layer="layout" svg:width="1.5cm" svg:height="1.5cm" svg:x="14.48cm" svg:y="9.547cm">
            <text:p text:style-name="P1"><text:span text:style-name="T1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type="line" svg:x1="15.761cm" svg:y1="9.766cm" svg:x2="17.815cm" svg:y2="7.729cm" draw:start-shape="id15" draw:start-glue-point="11" draw:end-shape="id16" draw:end-glue-point="7" svg:d="M15761 9766l2054-2037" svg:viewBox="0 0 2055 2038">
            <text:p/>
          </draw:connector>
          <draw:connector draw:style-name="gr3" draw:text-style-name="P3" draw:layer="layout" draw:type="line" svg:x1="18.349cm" svg:y1="12.648cm" svg:x2="18.339cm" svg:y2="7.948cm" draw:start-shape="id17" draw:start-glue-point="4" svg:d="M18349 12648l-10-4700" svg:viewBox="0 0 11 4701">
            <text:p/>
          </draw:connector>
          <draw:custom-shape draw:style-name="gr2" draw:text-style-name="P2" xml:id="id18" draw:id="id18" draw:layer="layout" svg:width="1.5cm" svg:height="1.5cm" svg:x="11.365cm" svg:y="12.647cm">
            <text:p text:style-name="P1"><text:span text:style-name="T1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type="line" svg:x1="17.599cm" svg:y1="13.398cm" svg:x2="12.865cm" svg:y2="13.397cm" draw:start-shape="id17" draw:start-glue-point="6" draw:end-shape="id18" draw:end-glue-point="10" svg:d="M17599 13398l-4734-1" svg:viewBox="0 0 4735 2">
            <text:p/>
          </draw:connector>
          <draw:connector draw:style-name="gr3" draw:text-style-name="P3" draw:layer="layout" draw:type="line" svg:x1="11.584cm" svg:y1="12.866cm" svg:x2="9.527cm" svg:y2="10.828cm" draw:start-shape="id18" draw:start-glue-point="5" draw:end-shape="id19" draw:end-glue-point="9" svg:d="M11584 12866l-2057-2038" svg:viewBox="0 0 2058 2039">
            <text:p/>
          </draw:connector>
          <draw:connector draw:style-name="gr3" draw:text-style-name="P3" draw:layer="layout" draw:type="line" svg:x1="15.761cm" svg:y1="10.828cm" svg:x2="17.818cm" svg:y2="12.867cm" draw:start-shape="id15" draw:start-glue-point="9" draw:end-shape="id17" draw:end-glue-point="5" svg:d="M15761 10828l2057 2039" svg:viewBox="0 0 2058 2040">
            <text:p/>
          </draw:connector>
          <draw:custom-shape draw:style-name="gr2" draw:text-style-name="P2" xml:id="id17" draw:id="id17" draw:layer="layout" svg:width="1.5cm" svg:height="1.5cm" svg:x="17.599cm" svg:y="12.648cm">
            <text:p text:style-name="P1"><text:span text:style-name="T1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type="line" svg:x1="12.646cm" svg:y1="12.866cm" svg:x2="14.699cm" svg:y2="10.828cm" draw:start-shape="id18" draw:start-glue-point="11" draw:end-shape="id15" draw:end-glue-point="7" svg:d="M12646 12866l2053-2038" svg:viewBox="0 0 2054 2039">
            <text:p/>
          </draw:connector>
          <draw:connector draw:style-name="gr3" draw:text-style-name="P3" draw:layer="layout" draw:type="line" svg:x1="9.527cm" svg:y1="9.766cm" svg:x2="11.581cm" svg:y2="7.728cm" draw:start-shape="id19" draw:start-glue-point="11" draw:end-shape="id20" draw:end-glue-point="7" svg:d="M9527 9766l2054-2038" svg:viewBox="0 0 2055 2039">
            <text:p/>
          </draw:connector>
          <draw:connector draw:style-name="gr3" draw:text-style-name="P3" draw:layer="layout" draw:type="line" svg:x1="14.699cm" svg:y1="9.766cm" svg:x2="12.643cm" svg:y2="7.728cm" draw:start-shape="id15" draw:start-glue-point="5" draw:end-shape="id20" draw:end-glue-point="9" svg:d="M14699 9766l-2056-2038" svg:viewBox="0 0 2057 2039">
            <text:p/>
          </draw:connector>
          <draw:custom-shape draw:style-name="gr4" draw:text-style-name="P4" draw:layer="layout" svg:width="2.984cm" svg:height="8.663cm" svg:x="10.626cm" svg:y="6.0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2.053cm" svg:height="2.35cm" svg:x="8.001cm" svg:y="9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3.461cm" svg:height="5.012cm" draw:transform="skewX (-0.700749694675723) rotate (-0.0459021593274509) translate (13.047cm 9.16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2.053cm" svg:height="2.35cm" svg:x="17.314cm" svg:y="5.9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137cm" svg:height="1.036cm" svg:x="8.39cm" svg:y="8.067cm">
            <text:p text:style-name="P1"><text:span text:style-name="T1">L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137cm" svg:height="1.036cm" svg:x="18.833cm" svg:y="11.766cm">
            <text:p text:style-name="P1"><text:span text:style-name="T1">L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137cm" svg:height="1.036cm" svg:x="11.531cm" svg:y="4.969cm">
            <text:p text:style-name="P1"><text:span text:style-name="T1">L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1.137cm" svg:height="1.036cm" svg:x="17.703cm" svg:y="4.948cm">
            <text:p text:style-name="P1"><text:span text:style-name="T1">L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5" draw:style-name="dp1" draw:master-page-name="Default">
        <draw:g>
          <draw:custom-shape draw:style-name="gr2" draw:text-style-name="P2" xml:id="id26" draw:id="id26" draw:layer="layout" svg:width="1.5cm" svg:height="1.5cm" svg:x="11.363cm" svg:y="6.447cm">
            <text:p text:style-name="P1"><text:span text:style-name="T1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2" draw:id="id22" draw:layer="layout" svg:width="1.5cm" svg:height="1.5cm" svg:x="17.596cm" svg:y="6.448cm">
            <text:p text:style-name="P1"><text:span text:style-name="T1">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5" draw:id="id25" draw:layer="layout" svg:width="1.5cm" svg:height="1.5cm" svg:x="8.246cm" svg:y="9.547cm">
            <text:p text:style-name="P1"><text:span text:style-name="T1">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1" draw:id="id21" draw:layer="layout" svg:width="1.5cm" svg:height="1.5cm" svg:x="14.48cm" svg:y="9.547cm">
            <text:p text:style-name="P1"><text:span text:style-name="T1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type="line" svg:x1="15.761cm" svg:y1="9.766cm" svg:x2="17.815cm" svg:y2="7.729cm" draw:start-shape="id21" draw:start-glue-point="11" draw:end-shape="id22" draw:end-glue-point="7" svg:d="M15761 9766l2054-2037" svg:viewBox="0 0 2055 2038">
            <text:p/>
          </draw:connector>
          <draw:connector draw:style-name="gr3" draw:text-style-name="P3" draw:layer="layout" draw:type="line" svg:x1="18.349cm" svg:y1="12.648cm" svg:x2="18.339cm" svg:y2="7.948cm" draw:start-shape="id23" draw:start-glue-point="4" svg:d="M18349 12648l-10-4700" svg:viewBox="0 0 11 4701">
            <text:p/>
          </draw:connector>
          <draw:custom-shape draw:style-name="gr2" draw:text-style-name="P2" xml:id="id24" draw:id="id24" draw:layer="layout" svg:width="1.5cm" svg:height="1.5cm" svg:x="11.363cm" svg:y="12.647cm">
            <text:p text:style-name="P1"><text:span text:style-name="T1">B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type="line" svg:x1="17.599cm" svg:y1="13.398cm" svg:x2="12.863cm" svg:y2="13.397cm" draw:start-shape="id23" draw:start-glue-point="6" draw:end-shape="id24" draw:end-glue-point="10" svg:d="M17599 13398l-4736-1" svg:viewBox="0 0 4737 2">
            <text:p/>
          </draw:connector>
          <draw:connector draw:style-name="gr3" draw:text-style-name="P3" draw:layer="layout" draw:type="line" svg:x1="11.582cm" svg:y1="12.866cm" svg:x2="9.527cm" svg:y2="10.828cm" draw:start-shape="id24" draw:start-glue-point="5" draw:end-shape="id25" draw:end-glue-point="9" svg:d="M11582 12866l-2055-2038" svg:viewBox="0 0 2056 2039">
            <text:p/>
          </draw:connector>
          <draw:connector draw:style-name="gr3" draw:text-style-name="P3" draw:layer="layout" draw:type="line" svg:x1="15.761cm" svg:y1="10.828cm" svg:x2="17.818cm" svg:y2="12.867cm" draw:start-shape="id21" draw:start-glue-point="9" draw:end-shape="id23" draw:end-glue-point="5" svg:d="M15761 10828l2057 2039" svg:viewBox="0 0 2058 2040">
            <text:p/>
          </draw:connector>
          <draw:custom-shape draw:style-name="gr2" draw:text-style-name="P2" xml:id="id23" draw:id="id23" draw:layer="layout" svg:width="1.5cm" svg:height="1.5cm" svg:x="17.599cm" svg:y="12.648cm">
            <text:p text:style-name="P1"><text:span text:style-name="T1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type="line" svg:x1="12.644cm" svg:y1="12.866cm" svg:x2="14.699cm" svg:y2="10.828cm" draw:start-shape="id24" draw:start-glue-point="11" draw:end-shape="id21" draw:end-glue-point="7" svg:d="M12644 12866l2055-2038" svg:viewBox="0 0 2056 2039">
            <text:p/>
          </draw:connector>
          <draw:connector draw:style-name="gr3" draw:text-style-name="P3" draw:layer="layout" draw:type="line" svg:x1="9.527cm" svg:y1="9.766cm" svg:x2="11.582cm" svg:y2="7.728cm" draw:start-shape="id25" draw:start-glue-point="11" draw:end-shape="id26" draw:end-glue-point="7" svg:d="M9527 9766l2055-2038" svg:viewBox="0 0 2056 2039">
            <text:p/>
          </draw:connector>
          <draw:connector draw:style-name="gr3" draw:text-style-name="P3" draw:layer="layout" draw:type="line" svg:x1="14.699cm" svg:y1="9.766cm" svg:x2="12.644cm" svg:y2="7.728cm" draw:start-shape="id21" draw:start-glue-point="5" draw:end-shape="id26" draw:end-glue-point="9" svg:d="M14699 9766l-2055-2038" svg:viewBox="0 0 2056 2039">
            <text:p/>
          </draw:connector>
          <draw:custom-shape draw:style-name="gr4" draw:text-style-name="P4" draw:layer="layout" svg:width="2.984cm" svg:height="8.663cm" svg:x="10.626cm" svg:y="6.0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4" draw:layer="layout" svg:width="1.974cm" svg:height="2.127cm" svg:x="8.001cm" svg:y="9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4" draw:layer="layout" svg:width="3.393cm" svg:height="4.989cm" draw:transform="skewX (-0.700749694675723) rotate (-0.0459021593274509) translate (13.071cm 9.17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4" draw:layer="layout" svg:width="2.053cm" svg:height="2.122cm" svg:x="17.314cm" svg:y="6.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6" draw:layer="layout" svg:width="1.235cm" svg:height="0.962cm" svg:x="8.379cm" svg:y="11.347cm">
            <draw:text-box>
              <text:p text:style-name="P5">#1</text:p>
            </draw:text-box>
          </draw:frame>
          <draw:frame draw:style-name="gr11" draw:text-style-name="P6" draw:layer="layout" svg:width="1.235cm" svg:height="0.962cm" svg:x="11.496cm" svg:y="8.047cm">
            <draw:text-box>
              <text:p text:style-name="P5">#2</text:p>
            </draw:text-box>
          </draw:frame>
          <draw:frame draw:style-name="gr11" draw:text-style-name="P6" draw:layer="layout" svg:width="1.235cm" svg:height="0.962cm" svg:x="11.496cm" svg:y="11.585cm">
            <draw:text-box>
              <text:p text:style-name="P5">#3</text:p>
            </draw:text-box>
          </draw:frame>
          <draw:frame draw:style-name="gr11" draw:text-style-name="P6" draw:layer="layout" svg:width="1.235cm" svg:height="0.962cm" svg:x="14.613cm" svg:y="8.391cm">
            <draw:text-box>
              <text:p text:style-name="P5">#4</text:p>
            </draw:text-box>
          </draw:frame>
          <draw:frame draw:style-name="gr11" draw:text-style-name="P6" draw:layer="layout" svg:width="1.235cm" svg:height="0.962cm" svg:x="17.732cm" svg:y="14.348cm">
            <draw:text-box>
              <text:p text:style-name="P5">#5</text:p>
            </draw:text-box>
          </draw:frame>
          <draw:frame draw:style-name="gr11" draw:text-style-name="P6" draw:layer="layout" svg:width="1.235cm" svg:height="0.962cm" svg:x="17.729cm" svg:y="5.286cm">
            <draw:text-box>
              <text:p text:style-name="P5">#6</text:p>
            </draw:text-box>
          </draw:frame>
          <draw:frame draw:style-name="gr11" draw:text-style-name="P6" draw:layer="layout" svg:width="1.235cm" svg:height="0.962cm" svg:x="8.371cm" svg:y="8.262cm">
            <draw:text-box>
              <text:p text:style-name="P5">L0</text:p>
            </draw:text-box>
          </draw:frame>
          <draw:frame draw:style-name="gr11" draw:text-style-name="P6" draw:layer="layout" svg:width="1.235cm" svg:height="0.962cm" svg:x="11.496cm" svg:y="5.043cm">
            <draw:text-box>
              <text:p text:style-name="P5">L1</text:p>
            </draw:text-box>
          </draw:frame>
          <draw:frame draw:style-name="gr11" draw:text-style-name="P6" draw:layer="layout" svg:width="1.235cm" svg:height="0.962cm" svg:x="19.367cm" svg:y="6.694cm">
            <draw:text-box>
              <text:p text:style-name="P5">L3</text:p>
            </draw:text-box>
          </draw:frame>
          <draw:frame draw:style-name="gr11" draw:text-style-name="P6" draw:layer="layout" svg:width="1.235cm" svg:height="0.962cm" svg:x="19.099cm" svg:y="11.901cm">
            <draw:text-box>
              <text:p text:style-name="P5">L2</text:p>
            </draw:text-box>
          </draw:frame>
        </draw:g>
      </draw:page>
      <draw:page draw:name="page6" draw:style-name="dp1" draw:master-page-name="Default">
        <draw:custom-shape draw:style-name="gr1" draw:text-style-name="P1" draw:layer="layout" svg:width="10.7cm" svg:height="4.4cm" svg:x="10.5cm" svg:y="7.8cm">
          <text:p text:style-name="P1"><text:span text:style-name="T1">DFS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2" draw:text-style-name="P2" xml:id="id32" draw:id="id32" draw:layer="layout" svg:width="1.5cm" svg:height="1.5cm" svg:x="11.363cm" svg:y="6.447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8" draw:id="id28" draw:layer="layout" svg:width="1.5cm" svg:height="1.5cm" svg:x="17.596cm" svg:y="6.448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1" draw:id="id31" draw:layer="layout" svg:width="1.5cm" svg:height="1.5cm" svg:x="8.246cm" svg:y="9.547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7" draw:id="id27" draw:layer="layout" svg:width="1.5cm" svg:height="1.5cm" svg:x="14.48cm" svg:y="9.547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5.761cm" svg:y1="9.766cm" svg:x2="17.815cm" svg:y2="7.729cm" draw:start-shape="id27" draw:start-glue-point="11" draw:end-shape="id28" draw:end-glue-point="7" svg:d="M15761 9766l2054-2037" svg:viewBox="0 0 2055 2038">
          <text:p/>
        </draw:connector>
        <draw:connector draw:style-name="gr3" draw:text-style-name="P3" draw:layer="layout" draw:type="line" svg:x1="18.349cm" svg:y1="12.648cm" svg:x2="18.339cm" svg:y2="7.948cm" draw:start-shape="id29" draw:start-glue-point="4" svg:d="M18349 12648l-10-4700" svg:viewBox="0 0 11 4701">
          <text:p/>
        </draw:connector>
        <draw:custom-shape draw:style-name="gr2" draw:text-style-name="P2" xml:id="id30" draw:id="id30" draw:layer="layout" svg:width="1.5cm" svg:height="1.5cm" svg:x="11.363cm" svg:y="12.647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7.599cm" svg:y1="13.398cm" svg:x2="12.863cm" svg:y2="13.397cm" draw:start-shape="id29" draw:start-glue-point="6" draw:end-shape="id30" draw:end-glue-point="10" svg:d="M17599 13398l-4736-1" svg:viewBox="0 0 4737 2">
          <text:p/>
        </draw:connector>
        <draw:connector draw:style-name="gr3" draw:text-style-name="P3" draw:layer="layout" draw:type="line" svg:x1="11.582cm" svg:y1="12.866cm" svg:x2="9.527cm" svg:y2="10.828cm" draw:start-shape="id30" draw:start-glue-point="5" draw:end-shape="id31" draw:end-glue-point="9" svg:d="M11582 12866l-2055-2038" svg:viewBox="0 0 2056 2039">
          <text:p/>
        </draw:connector>
        <draw:connector draw:style-name="gr3" draw:text-style-name="P3" draw:layer="layout" draw:type="line" svg:x1="15.761cm" svg:y1="10.828cm" svg:x2="17.818cm" svg:y2="12.867cm" draw:start-shape="id27" draw:start-glue-point="9" draw:end-shape="id29" draw:end-glue-point="5" svg:d="M15761 10828l2057 2039" svg:viewBox="0 0 2058 2040">
          <text:p/>
        </draw:connector>
        <draw:custom-shape draw:style-name="gr2" draw:text-style-name="P2" xml:id="id29" draw:id="id29" draw:layer="layout" svg:width="1.5cm" svg:height="1.5cm" svg:x="17.599cm" svg:y="12.648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2.644cm" svg:y1="12.866cm" svg:x2="14.699cm" svg:y2="10.828cm" draw:start-shape="id30" draw:start-glue-point="11" draw:end-shape="id27" draw:end-glue-point="7" svg:d="M12644 12866l2055-2038" svg:viewBox="0 0 2056 2039">
          <text:p/>
        </draw:connector>
        <draw:connector draw:style-name="gr3" draw:text-style-name="P3" draw:layer="layout" draw:type="line" svg:x1="9.527cm" svg:y1="9.766cm" svg:x2="11.582cm" svg:y2="7.728cm" draw:start-shape="id31" draw:start-glue-point="11" draw:end-shape="id32" draw:end-glue-point="7" svg:d="M9527 9766l2055-2038" svg:viewBox="0 0 2056 2039">
          <text:p/>
        </draw:connector>
        <draw:connector draw:style-name="gr3" draw:text-style-name="P3" draw:layer="layout" draw:type="line" svg:x1="14.699cm" svg:y1="9.766cm" svg:x2="12.644cm" svg:y2="7.728cm" draw:start-shape="id27" draw:start-glue-point="5" draw:end-shape="id32" draw:end-glue-point="9" svg:d="M14699 9766l-2055-2038" svg:viewBox="0 0 2056 2039">
          <text:p/>
        </draw:connector>
        <draw:frame draw:style-name="gr11" draw:text-style-name="P6" draw:layer="layout" svg:width="1.235cm" svg:height="0.962cm" svg:x="8.379cm" svg:y="11.347cm">
          <draw:text-box>
            <text:p text:style-name="P5">#1</text:p>
          </draw:text-box>
        </draw:frame>
        <draw:frame draw:style-name="gr11" draw:text-style-name="P6" draw:layer="layout" svg:width="1.235cm" svg:height="0.962cm" svg:x="11.496cm" svg:y="8.047cm">
          <draw:text-box>
            <text:p text:style-name="P5">#2</text:p>
          </draw:text-box>
        </draw:frame>
        <draw:frame draw:style-name="gr11" draw:text-style-name="P6" draw:layer="layout" svg:width="1.235cm" svg:height="0.962cm" svg:x="11.496cm" svg:y="11.585cm">
          <draw:text-box>
            <text:p text:style-name="P5">#6</text:p>
          </draw:text-box>
        </draw:frame>
        <draw:frame draw:style-name="gr11" draw:text-style-name="P6" draw:layer="layout" svg:width="1.235cm" svg:height="0.962cm" svg:x="14.613cm" svg:y="8.391cm">
          <draw:text-box>
            <text:p text:style-name="P5">#3</text:p>
          </draw:text-box>
        </draw:frame>
        <draw:frame draw:style-name="gr11" draw:text-style-name="P6" draw:layer="layout" svg:width="1.235cm" svg:height="0.962cm" svg:x="17.732cm" svg:y="14.348cm">
          <draw:text-box>
            <text:p text:style-name="P5">#4</text:p>
          </draw:text-box>
        </draw:frame>
        <draw:frame draw:style-name="gr11" draw:text-style-name="P6" draw:layer="layout" svg:width="1.235cm" svg:height="0.962cm" svg:x="17.729cm" svg:y="5.286cm">
          <draw:text-box>
            <text:p text:style-name="P5">#5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0-31T15:09:55.917000000</dc:date>
    <meta:editing-duration>P3DT5H32M4S</meta:editing-duration>
    <meta:editing-cycles>209</meta:editing-cycles>
    <meta:generator>LibreOffice/6.4.5.2$Windows_X86_64 LibreOffice_project/a726b36747cf2001e06b58ad5db1aa3a9a1872d6</meta:generator>
    <meta:document-statistic meta:object-count="116"/>
  </office:meta>
</office:document-meta>
</file>